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29754" calcext:value-type="float">
            <text:p>6.03E+01</text:p>
          </table:table-cell>
          <table:table-cell office:value-type="float" office:value="189.4593" calcext:value-type="float">
            <text:p>1.89E+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23393" calcext:value-type="float">
            <text:p>2.42E+01</text:p>
          </table:table-cell>
          <table:table-cell office:value-type="float" office:value="118.3609" calcext:value-type="float">
            <text:p>1.18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8901" calcext:value-type="float">
            <text:p>2.00E+01</text:p>
          </table:table-cell>
          <table:table-cell office:value-type="float" office:value="115.6671" calcext:value-type="float">
            <text:p>1.16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48:02.087717692</meta:creation-date>
    <meta:generator>LibreOffice/7.1.8.1$Linux_X86_64 LibreOffice_project/10$Build-1</meta:generator>
    <dc:date>2024-06-13T15:02:46.593554971</dc:date>
    <meta:editing-duration>PT4M21S</meta:editing-duration>
    <meta:editing-cycles>1</meta:editing-cycles>
    <meta:document-statistic meta:table-count="1" meta:cell-count="12" meta:object-count="0"/>
  </office:meta>
</office:document-meta>
</file>